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text-line-through-style="solid" style:text-line-through-type="single"/>
    </style:style>
    <style:style style:name="P2" style:family="paragraph" style:parent-style-name="Preformatted_20_Text">
      <style:text-properties style:text-line-through-style="solid" style:text-line-through-type="single" fo:font-weight="bold" style:font-weight-asian="bold" style:font-weight-complex="bold"/>
    </style:style>
    <style:style style:name="P3" style:family="paragraph" style:parent-style-name="Preformatted_20_Text">
      <style:paragraph-properties fo:break-before="page"/>
      <style:text-properties style:text-line-through-style="solid" style:text-line-through-type="single" fo:font-weight="bold" style:font-weight-asian="bold" style:font-weight-complex="bold"/>
    </style:style>
    <style:style style:name="P4" style:family="paragraph" style:parent-style-name="Preformatted_20_Text">
      <style:text-properties style:text-line-through-style="solid" style:text-line-through-type="single" fo:font-weight="bold" officeooo:rsid="004cba2c" officeooo:paragraph-rsid="004cba2c" style:font-weight-asian="bold" style:font-weight-complex="bold"/>
    </style:style>
    <style:style style:name="P5" style:family="paragraph" style:parent-style-name="Preformatted_20_Text">
      <style:text-properties style:text-line-through-style="solid" style:text-line-through-type="single" fo:font-weight="bold" officeooo:rsid="0089c589" style:font-weight-asian="bold" style:font-weight-complex="bold"/>
    </style:style>
    <style:style style:name="P6" style:family="paragraph" style:parent-style-name="Preformatted_20_Text">
      <style:text-properties style:text-line-through-style="solid" style:text-line-through-type="single" fo:font-weight="normal" officeooo:rsid="0015c8d2" officeooo:paragraph-rsid="0015c8d2" style:font-weight-asian="normal" style:font-weight-complex="normal"/>
    </style:style>
    <style:style style:name="P7" style:family="paragraph" style:parent-style-name="Preformatted_20_Text">
      <style:text-properties style:text-line-through-style="solid" style:text-line-through-type="single" fo:font-weight="normal" officeooo:rsid="00179875" officeooo:paragraph-rsid="00179875" style:font-weight-asian="normal" style:font-weight-complex="normal"/>
    </style:style>
    <style:style style:name="P8" style:family="paragraph" style:parent-style-name="Preformatted_20_Text">
      <style:text-properties style:text-line-through-style="solid" style:text-line-through-type="single" fo:font-weight="normal" officeooo:rsid="00196230" officeooo:paragraph-rsid="00196230" style:font-weight-asian="normal" style:font-weight-complex="normal"/>
    </style:style>
    <style:style style:name="P9" style:family="paragraph" style:parent-style-name="Preformatted_20_Text">
      <style:text-properties style:text-line-through-style="solid" style:text-line-through-type="single" fo:font-weight="normal" officeooo:rsid="001ab2cd" officeooo:paragraph-rsid="001ab2cd" style:font-weight-asian="normal" style:font-weight-complex="normal"/>
    </style:style>
    <style:style style:name="P10" style:family="paragraph" style:parent-style-name="Preformatted_20_Text">
      <style:text-properties style:text-line-through-style="solid" style:text-line-through-type="single" fo:font-weight="normal" officeooo:rsid="00167d8d" officeooo:paragraph-rsid="00167d8d" style:font-weight-asian="normal" style:font-weight-complex="normal"/>
    </style:style>
    <style:style style:name="P11" style:family="paragraph" style:parent-style-name="Preformatted_20_Text">
      <style:text-properties style:text-line-through-style="solid" style:text-line-through-type="single" fo:font-weight="normal" officeooo:rsid="001f461d" officeooo:paragraph-rsid="0020a221" style:font-weight-asian="normal" style:font-weight-complex="normal"/>
    </style:style>
    <style:style style:name="P12" style:family="paragraph" style:parent-style-name="Preformatted_20_Text">
      <style:text-properties style:text-line-through-style="solid" style:text-line-through-type="single" fo:font-weight="normal" officeooo:rsid="0020a221" officeooo:paragraph-rsid="0020a221" style:font-weight-asian="normal" style:font-weight-complex="normal"/>
    </style:style>
    <style:style style:name="P13" style:family="paragraph" style:parent-style-name="Preformatted_20_Text">
      <style:text-properties style:text-line-through-style="solid" style:text-line-through-type="single" fo:font-weight="normal" officeooo:rsid="002c2a62" officeooo:paragraph-rsid="002c2a62" style:font-weight-asian="normal" style:font-weight-complex="normal"/>
    </style:style>
    <style:style style:name="P14" style:family="paragraph" style:parent-style-name="Preformatted_20_Text">
      <style:text-properties style:text-line-through-style="solid" style:text-line-through-type="single" fo:font-weight="normal" officeooo:rsid="002ecaf2" officeooo:paragraph-rsid="002ecaf2" style:font-weight-asian="normal" style:font-weight-complex="normal"/>
    </style:style>
    <style:style style:name="P15" style:family="paragraph" style:parent-style-name="Preformatted_20_Text">
      <style:text-properties style:text-line-through-style="solid" style:text-line-through-type="single" fo:font-weight="normal" officeooo:rsid="0037a553" officeooo:paragraph-rsid="0037a553" style:font-weight-asian="normal" style:font-weight-complex="normal"/>
    </style:style>
    <style:style style:name="P16" style:family="paragraph" style:parent-style-name="Preformatted_20_Text">
      <style:text-properties style:text-line-through-style="solid" style:text-line-through-type="single" fo:font-weight="normal" officeooo:rsid="0039da8c" officeooo:paragraph-rsid="0039da8c" style:font-weight-asian="normal" style:font-weight-complex="normal"/>
    </style:style>
    <style:style style:name="P17" style:family="paragraph" style:parent-style-name="Preformatted_20_Text">
      <style:text-properties style:text-line-through-style="solid" style:text-line-through-type="single" fo:font-weight="normal" officeooo:rsid="0035f286" officeooo:paragraph-rsid="0035f286" style:font-weight-asian="normal" style:font-weight-complex="normal"/>
    </style:style>
    <style:style style:name="P18" style:family="paragraph" style:parent-style-name="Preformatted_20_Text">
      <style:text-properties style:text-line-through-style="solid" style:text-line-through-type="single" fo:font-weight="normal" officeooo:rsid="00345888" officeooo:paragraph-rsid="00345888" style:font-weight-asian="normal" style:font-weight-complex="normal"/>
    </style:style>
    <style:style style:name="P19" style:family="paragraph" style:parent-style-name="Preformatted_20_Text">
      <style:text-properties style:text-line-through-style="solid" style:text-line-through-type="single" fo:font-weight="normal" officeooo:rsid="004685da" officeooo:paragraph-rsid="004685da" style:font-weight-asian="normal" style:font-weight-complex="normal"/>
    </style:style>
    <style:style style:name="P20" style:family="paragraph" style:parent-style-name="Preformatted_20_Text">
      <style:text-properties style:text-line-through-style="solid" style:text-line-through-type="single" fo:font-weight="normal" officeooo:rsid="00416975" officeooo:paragraph-rsid="00416975" style:font-weight-asian="normal" style:font-weight-complex="normal"/>
    </style:style>
    <style:style style:name="P21" style:family="paragraph" style:parent-style-name="Preformatted_20_Text">
      <style:text-properties style:text-line-through-style="solid" style:text-line-through-type="single" fo:font-weight="normal" officeooo:rsid="0049c042" officeooo:paragraph-rsid="0049c042" style:font-weight-asian="normal" style:font-weight-complex="normal"/>
    </style:style>
    <style:style style:name="P22" style:family="paragraph" style:parent-style-name="Preformatted_20_Text">
      <style:text-properties style:text-line-through-style="solid" style:text-line-through-type="single" fo:font-weight="normal" officeooo:rsid="00330007" officeooo:paragraph-rsid="00330007" style:font-weight-asian="normal" style:font-weight-complex="normal"/>
    </style:style>
    <style:style style:name="P23" style:family="paragraph" style:parent-style-name="Preformatted_20_Text">
      <style:text-properties style:text-line-through-style="solid" style:text-line-through-type="single" fo:font-weight="normal" officeooo:rsid="000ec047" officeooo:paragraph-rsid="0015c8d2" style:font-weight-asian="normal" style:font-weight-complex="normal"/>
    </style:style>
    <style:style style:name="P24" style:family="paragraph" style:parent-style-name="Preformatted_20_Text">
      <style:text-properties style:text-line-through-style="solid" style:text-line-through-type="single" fo:font-weight="normal" officeooo:rsid="00322b59" officeooo:paragraph-rsid="00322b59" style:font-weight-asian="normal" style:font-weight-complex="normal"/>
    </style:style>
    <style:style style:name="P25" style:family="paragraph" style:parent-style-name="Preformatted_20_Text">
      <style:text-properties style:text-line-through-style="solid" style:text-line-through-type="single" fo:font-weight="normal" officeooo:rsid="0038a637" officeooo:paragraph-rsid="0038a637" style:font-weight-asian="normal" style:font-weight-complex="normal"/>
    </style:style>
    <style:style style:name="P26" style:family="paragraph" style:parent-style-name="Preformatted_20_Text">
      <style:text-properties style:text-line-through-style="solid" style:text-line-through-type="single" fo:font-weight="normal" officeooo:rsid="001c68c7" officeooo:paragraph-rsid="001c68c7" style:font-weight-asian="normal" style:font-weight-complex="normal"/>
    </style:style>
    <style:style style:name="P27" style:family="paragraph" style:parent-style-name="Preformatted_20_Text">
      <style:text-properties style:text-line-through-style="solid" style:text-line-through-type="single" fo:font-weight="normal" officeooo:rsid="00302cf6" officeooo:paragraph-rsid="00302cf6" style:font-weight-asian="normal" style:font-weight-complex="normal"/>
    </style:style>
    <style:style style:name="P28" style:family="paragraph" style:parent-style-name="Preformatted_20_Text">
      <style:text-properties style:text-line-through-style="solid" style:text-line-through-type="single" fo:font-weight="normal" officeooo:rsid="005058c3" officeooo:paragraph-rsid="005058c3" style:font-weight-asian="normal" style:font-weight-complex="normal"/>
    </style:style>
    <style:style style:name="P29" style:family="paragraph" style:parent-style-name="Preformatted_20_Text">
      <style:text-properties style:text-line-through-style="solid" style:text-line-through-type="single" fo:font-weight="normal" officeooo:rsid="0030bd50" officeooo:paragraph-rsid="0030bd50" style:font-weight-asian="normal" style:font-weight-complex="normal"/>
    </style:style>
    <style:style style:name="P30" style:family="paragraph" style:parent-style-name="Preformatted_20_Text">
      <style:text-properties style:text-line-through-style="solid" style:text-line-through-type="single" fo:font-weight="normal" officeooo:rsid="00511c47" officeooo:paragraph-rsid="00511c47" style:font-weight-asian="normal" style:font-weight-complex="normal"/>
    </style:style>
    <style:style style:name="P31" style:family="paragraph" style:parent-style-name="Preformatted_20_Text">
      <style:text-properties style:text-line-through-style="solid" style:text-line-through-type="single" fo:font-weight="normal" officeooo:rsid="00560a35" officeooo:paragraph-rsid="00560a35" style:font-weight-asian="normal" style:font-weight-complex="normal"/>
    </style:style>
    <style:style style:name="P32" style:family="paragraph" style:parent-style-name="Preformatted_20_Text">
      <style:text-properties style:text-line-through-style="solid" style:text-line-through-type="single" fo:font-weight="normal" officeooo:rsid="0064064e" officeooo:paragraph-rsid="0064064e" style:font-weight-asian="normal" style:font-weight-complex="normal"/>
    </style:style>
    <style:style style:name="P33" style:family="paragraph" style:parent-style-name="Preformatted_20_Text">
      <style:text-properties style:text-line-through-style="solid" style:text-line-through-type="single" fo:font-weight="normal" officeooo:rsid="005de609" officeooo:paragraph-rsid="005de609" style:font-weight-asian="normal" style:font-weight-complex="normal"/>
    </style:style>
    <style:style style:name="P34" style:family="paragraph" style:parent-style-name="Preformatted_20_Text">
      <style:text-properties style:text-line-through-style="solid" style:text-line-through-type="single" fo:font-weight="normal" officeooo:rsid="006ba041" officeooo:paragraph-rsid="006ba041" style:font-weight-asian="normal" style:font-weight-complex="normal"/>
    </style:style>
    <style:style style:name="P35" style:family="paragraph" style:parent-style-name="Preformatted_20_Text">
      <style:text-properties style:text-line-through-style="solid" style:text-line-through-type="single" fo:font-weight="normal" officeooo:rsid="001013db" officeooo:paragraph-rsid="0015c8d2" style:font-weight-asian="normal" style:font-weight-complex="normal"/>
    </style:style>
    <style:style style:name="P36" style:family="paragraph" style:parent-style-name="Preformatted_20_Text">
      <style:text-properties style:text-line-through-style="solid" style:text-line-through-type="single" fo:font-weight="normal" officeooo:rsid="006d2e41" officeooo:paragraph-rsid="006d2e41" style:font-weight-asian="normal" style:font-weight-complex="normal"/>
    </style:style>
    <style:style style:name="P37" style:family="paragraph" style:parent-style-name="Preformatted_20_Text">
      <style:text-properties style:text-line-through-style="solid" style:text-line-through-type="single" fo:font-weight="normal" officeooo:rsid="0075ec93" officeooo:paragraph-rsid="0075ec93" style:font-weight-asian="normal" style:font-weight-complex="normal"/>
    </style:style>
    <style:style style:name="P38" style:family="paragraph" style:parent-style-name="Preformatted_20_Text">
      <style:text-properties style:text-line-through-style="solid" style:text-line-through-type="single" fo:font-weight="normal" officeooo:rsid="007ae8d2" officeooo:paragraph-rsid="007ae8d2" style:font-weight-asian="normal" style:font-weight-complex="normal"/>
    </style:style>
    <style:style style:name="P39" style:family="paragraph" style:parent-style-name="Preformatted_20_Text">
      <style:text-properties style:text-line-through-style="solid" style:text-line-through-type="single" fo:font-weight="normal" officeooo:rsid="007b4f15" officeooo:paragraph-rsid="007b4f15" style:font-weight-asian="normal" style:font-weight-complex="normal"/>
    </style:style>
    <style:style style:name="P40" style:family="paragraph" style:parent-style-name="Preformatted_20_Text">
      <style:text-properties style:text-line-through-style="solid" style:text-line-through-type="single" fo:font-weight="normal" officeooo:rsid="00790bc1" officeooo:paragraph-rsid="00790bc1" style:font-weight-asian="normal" style:font-weight-complex="normal"/>
    </style:style>
    <style:style style:name="P41" style:family="paragraph" style:parent-style-name="Preformatted_20_Text">
      <style:text-properties style:text-line-through-style="solid" style:text-line-through-type="single" fo:font-weight="normal" officeooo:rsid="00777d20" officeooo:paragraph-rsid="00777d20" style:font-weight-asian="normal" style:font-weight-complex="normal"/>
    </style:style>
    <style:style style:name="P42" style:family="paragraph" style:parent-style-name="Preformatted_20_Text">
      <style:text-properties style:text-line-through-style="solid" style:text-line-through-type="single" fo:font-style="italic" fo:font-weight="normal" officeooo:rsid="00167d8d" officeooo:paragraph-rsid="00167d8d" style:font-style-asian="italic" style:font-weight-asian="normal" style:font-style-complex="italic" style:font-weight-complex="normal"/>
    </style:style>
    <style:style style:name="P43" style:family="paragraph" style:parent-style-name="Preformatted_20_Text">
      <style:text-properties style:text-line-through-style="solid" style:text-line-through-type="single" officeooo:rsid="001f461d" officeooo:paragraph-rsid="0020a221"/>
    </style:style>
    <style:style style:name="P44" style:family="paragraph" style:parent-style-name="Preformatted_20_Text">
      <style:text-properties style:text-line-through-style="solid" style:text-line-through-type="single" officeooo:rsid="0080ac0e" officeooo:paragraph-rsid="0080ac0e"/>
    </style:style>
    <style:style style:name="P45" style:family="paragraph" style:parent-style-name="Preformatted_20_Text">
      <style:text-properties style:text-line-through-style="none" style:text-line-through-type="none"/>
    </style:style>
    <style:style style:name="P46" style:family="paragraph" style:parent-style-name="Preformatted_20_Text">
      <style:paragraph-properties fo:break-before="page"/>
      <style:text-properties fo:font-weight="bold" officeooo:rsid="000dd1a1" officeooo:paragraph-rsid="0015c8d2" style:font-weight-asian="bold" style:font-weight-complex="bold"/>
    </style:style>
    <style:style style:name="P47" style:family="paragraph" style:parent-style-name="Preformatted_20_Text">
      <style:text-properties fo:font-weight="bold" officeooo:rsid="0035f286" officeooo:paragraph-rsid="0035f286" style:font-weight-asian="bold" style:font-weight-complex="bold"/>
    </style:style>
    <style:style style:name="P48" style:family="paragraph" style:parent-style-name="Preformatted_20_Text">
      <style:text-properties fo:font-weight="normal" officeooo:rsid="000ec047" officeooo:paragraph-rsid="0015c8d2" style:font-weight-asian="normal" style:font-weight-complex="normal"/>
    </style:style>
    <style:style style:name="P49" style:family="paragraph" style:parent-style-name="Preformatted_20_Text">
      <style:text-properties fo:font-weight="normal" officeooo:rsid="0015c8d2" officeooo:paragraph-rsid="0015c8d2" style:font-weight-asian="normal" style:font-weight-complex="normal"/>
    </style:style>
    <style:style style:name="P50" style:family="paragraph" style:parent-style-name="Preformatted_20_Text">
      <style:text-properties fo:font-weight="normal" officeooo:rsid="00167d8d" officeooo:paragraph-rsid="00167d8d" style:font-weight-asian="normal" style:font-weight-complex="normal"/>
    </style:style>
    <style:style style:name="P51" style:family="paragraph" style:parent-style-name="Preformatted_20_Text">
      <style:text-properties fo:font-weight="normal" officeooo:rsid="00322b59" officeooo:paragraph-rsid="00322b59" style:font-weight-asian="normal" style:font-weight-complex="normal"/>
    </style:style>
    <style:style style:name="P52" style:family="paragraph" style:parent-style-name="Preformatted_20_Text">
      <style:text-properties fo:font-weight="normal" officeooo:rsid="00345888" officeooo:paragraph-rsid="00345888" style:font-weight-asian="normal" style:font-weight-complex="normal"/>
    </style:style>
    <style:style style:name="P53" style:family="paragraph" style:parent-style-name="Preformatted_20_Text">
      <style:text-properties fo:font-weight="normal" officeooo:rsid="0037a553" officeooo:paragraph-rsid="0037a553" style:font-weight-asian="normal" style:font-weight-complex="normal"/>
    </style:style>
    <style:style style:name="P54" style:family="paragraph" style:parent-style-name="Preformatted_20_Text">
      <style:text-properties fo:font-weight="normal" officeooo:rsid="0035f286" officeooo:paragraph-rsid="0035f286" style:font-weight-asian="normal" style:font-weight-complex="normal"/>
    </style:style>
    <style:style style:name="P55" style:family="paragraph" style:parent-style-name="Preformatted_20_Text">
      <style:text-properties fo:font-weight="normal" officeooo:rsid="00560a35" officeooo:paragraph-rsid="00560a35" style:font-weight-asian="normal" style:font-weight-complex="normal"/>
    </style:style>
    <style:style style:name="P56" style:family="paragraph" style:parent-style-name="Preformatted_20_Text">
      <style:text-properties fo:font-weight="normal" officeooo:rsid="005de609" officeooo:paragraph-rsid="006ba041" style:font-weight-asian="normal" style:font-weight-complex="normal"/>
    </style:style>
    <style:style style:name="P57" style:family="paragraph" style:parent-style-name="Preformatted_20_Text">
      <style:text-properties fo:font-weight="normal" officeooo:rsid="006117a2" officeooo:paragraph-rsid="006117a2" style:font-weight-asian="normal" style:font-weight-complex="normal"/>
    </style:style>
    <style:style style:name="P58" style:family="paragraph" style:parent-style-name="Preformatted_20_Text">
      <style:text-properties fo:font-style="italic" fo:font-weight="normal" officeooo:rsid="003f6049" officeooo:paragraph-rsid="003f6049" style:font-style-asian="italic" style:font-weight-asian="normal" style:font-style-complex="italic" style:font-weight-complex="normal"/>
    </style:style>
    <style:style style:name="P59" style:family="paragraph" style:parent-style-name="Preformatted_20_Text">
      <style:text-properties fo:color="#ffffff" loext:opacity="100%" fo:font-weight="bold" officeooo:rsid="00163630" officeooo:paragraph-rsid="0083c8fc" style:font-weight-asian="bold" style:font-weight-complex="bold"/>
    </style:style>
    <style:style style:name="P60" style:family="paragraph" style:parent-style-name="Preformatted_20_Text">
      <style:text-properties fo:color="#ffffff" loext:opacity="100%" fo:font-weight="bold" officeooo:rsid="00163630" officeooo:paragraph-rsid="00b027b1" style:font-weight-asian="bold" style:font-weight-complex="bold"/>
    </style:style>
    <style:style style:name="P61" style:family="paragraph" style:parent-style-name="Preformatted_20_Text">
      <style:text-properties fo:color="#ffffff" loext:opacity="100%" fo:font-weight="bold" officeooo:paragraph-rsid="0083c8fc" style:font-weight-asian="bold" style:font-weight-complex="bold"/>
    </style:style>
    <style:style style:name="P62" style:family="paragraph" style:parent-style-name="Preformatted_20_Text">
      <style:paragraph-properties fo:break-before="page"/>
      <style:text-properties fo:color="#ffffff" loext:opacity="100%" fo:font-weight="bold" officeooo:rsid="0084b04b" officeooo:paragraph-rsid="0084b04b" style:font-weight-asian="bold" style:font-weight-complex="bold"/>
    </style:style>
    <style:style style:name="P63" style:family="paragraph" style:parent-style-name="Preformatted_20_Text">
      <style:text-properties fo:color="#ffffff" loext:opacity="100%" fo:font-weight="bold" officeooo:rsid="0084b04b" officeooo:paragraph-rsid="0084b04b" style:font-weight-asian="bold" style:font-weight-complex="bold"/>
    </style:style>
    <style:style style:name="P64" style:family="paragraph" style:parent-style-name="Preformatted_20_Text">
      <style:text-properties fo:color="#ffffff" loext:opacity="100%" officeooo:rsid="001581df" officeooo:paragraph-rsid="0083c8fc"/>
    </style:style>
    <style:style style:name="P65" style:family="paragraph" style:parent-style-name="Preformatted_20_Text">
      <style:text-properties fo:color="#ffffff" loext:opacity="100%" officeooo:rsid="0014e081" officeooo:paragraph-rsid="0083c8fc"/>
    </style:style>
    <style:style style:name="P66" style:family="paragraph" style:parent-style-name="Preformatted_20_Text">
      <style:text-properties fo:color="#ffffff" loext:opacity="100%" fo:font-weight="normal" officeooo:paragraph-rsid="0084b04b" style:font-weight-asian="normal" style:font-weight-complex="normal"/>
    </style:style>
    <style:style style:name="P67" style:family="paragraph" style:parent-style-name="Preformatted_20_Text">
      <style:text-properties fo:color="#ffffff" loext:opacity="100%" fo:font-weight="normal" officeooo:rsid="00889fbe" officeooo:paragraph-rsid="00889fbe" style:font-weight-asian="normal" style:font-weight-complex="normal"/>
    </style:style>
    <style:style style:name="P68" style:family="paragraph" style:parent-style-name="Preformatted_20_Text">
      <style:text-properties fo:color="#ffffff" loext:opacity="100%" fo:font-weight="normal" officeooo:rsid="00889fbe" officeooo:paragraph-rsid="00906b3f" style:font-weight-asian="normal" style:font-weight-complex="normal"/>
    </style:style>
    <style:style style:name="P69" style:family="paragraph" style:parent-style-name="Preformatted_20_Text">
      <style:text-properties fo:color="#ffffff" loext:opacity="100%" fo:font-weight="normal" officeooo:rsid="0089c589" officeooo:paragraph-rsid="0089c589" style:font-weight-asian="normal" style:font-weight-complex="normal"/>
    </style:style>
    <style:style style:name="P70" style:family="paragraph" style:parent-style-name="Preformatted_20_Text">
      <style:text-properties fo:color="#ffffff" loext:opacity="100%" fo:font-weight="normal" officeooo:rsid="008b9877" officeooo:paragraph-rsid="008b9877" style:font-weight-asian="normal" style:font-weight-complex="normal"/>
    </style:style>
    <style:style style:name="P71" style:family="paragraph" style:parent-style-name="Preformatted_20_Text">
      <style:text-properties fo:color="#ffffff" loext:opacity="100%" fo:font-weight="normal" officeooo:rsid="008ccb2a" officeooo:paragraph-rsid="008ccb2a" style:font-weight-asian="normal" style:font-weight-complex="normal"/>
    </style:style>
    <style:style style:name="P72" style:family="paragraph" style:parent-style-name="Preformatted_20_Text">
      <style:text-properties fo:color="#ffffff" loext:opacity="100%" fo:font-weight="normal" officeooo:rsid="008d48f8" officeooo:paragraph-rsid="008d48f8" style:font-weight-asian="normal" style:font-weight-complex="normal"/>
    </style:style>
    <style:style style:name="P73" style:family="paragraph" style:parent-style-name="Preformatted_20_Text">
      <style:text-properties fo:color="#ffffff" loext:opacity="100%" fo:font-weight="normal" officeooo:rsid="008d68b8" officeooo:paragraph-rsid="008d68b8" style:font-weight-asian="normal" style:font-weight-complex="normal"/>
    </style:style>
    <style:style style:name="P74" style:family="paragraph" style:parent-style-name="Preformatted_20_Text">
      <style:text-properties fo:color="#ffffff" loext:opacity="100%" fo:font-weight="normal" officeooo:rsid="0083c8fc" officeooo:paragraph-rsid="00906b3f" style:font-weight-asian="normal" style:font-weight-complex="normal"/>
    </style:style>
    <style:style style:name="P75" style:family="paragraph" style:parent-style-name="Preformatted_20_Text">
      <style:text-properties fo:color="#ffffff" loext:opacity="100%" fo:font-weight="normal" officeooo:rsid="0085242a" officeooo:paragraph-rsid="00906b3f" style:font-weight-asian="normal" style:font-weight-complex="normal"/>
    </style:style>
    <style:style style:name="P76" style:family="paragraph" style:parent-style-name="Preformatted_20_Text">
      <style:text-properties fo:color="#ffffff" loext:opacity="100%" fo:font-weight="normal" officeooo:rsid="0085a2fa" officeooo:paragraph-rsid="00906b3f" style:font-weight-asian="normal" style:font-weight-complex="normal"/>
    </style:style>
    <style:style style:name="P77" style:family="paragraph" style:parent-style-name="Preformatted_20_Text">
      <style:text-properties fo:color="#ffffff" loext:opacity="100%" fo:font-weight="normal" officeooo:rsid="00163630" officeooo:paragraph-rsid="0083c8fc" style:font-weight-asian="normal" style:font-weight-complex="normal"/>
    </style:style>
    <style:style style:name="P78" style:family="paragraph" style:parent-style-name="Preformatted_20_Text">
      <style:text-properties fo:color="#ffffff" loext:opacity="100%" fo:font-weight="normal" officeooo:rsid="00176266" officeooo:paragraph-rsid="0083c8fc" style:font-weight-asian="normal" style:font-weight-complex="normal"/>
    </style:style>
    <style:style style:name="P79" style:family="paragraph" style:parent-style-name="Preformatted_20_Text">
      <style:text-properties fo:color="#ffffff" loext:opacity="100%" fo:font-weight="normal" officeooo:rsid="00176266" officeooo:paragraph-rsid="00b027b1" style:font-weight-asian="normal" style:font-weight-complex="normal"/>
    </style:style>
    <style:style style:name="P80" style:family="paragraph" style:parent-style-name="Preformatted_20_Text">
      <style:text-properties fo:color="#ffffff" loext:opacity="100%" fo:font-weight="normal" officeooo:rsid="0096a559" officeooo:paragraph-rsid="0096a559" style:font-weight-asian="normal" style:font-weight-complex="normal"/>
    </style:style>
    <style:style style:name="P81" style:family="paragraph" style:parent-style-name="Preformatted_20_Text">
      <style:text-properties fo:color="#ffffff" loext:opacity="100%" fo:font-weight="normal" officeooo:rsid="009d9484" officeooo:paragraph-rsid="00a9e97f" style:font-weight-asian="normal" style:font-weight-complex="normal"/>
    </style:style>
    <style:style style:name="P82" style:family="paragraph" style:parent-style-name="Preformatted_20_Text">
      <style:text-properties fo:color="#ffffff" loext:opacity="100%" fo:font-weight="normal" officeooo:rsid="00a5e378" officeooo:paragraph-rsid="00a9e97f" style:font-weight-asian="normal" style:font-weight-complex="normal"/>
    </style:style>
    <style:style style:name="P83" style:family="paragraph" style:parent-style-name="Preformatted_20_Text">
      <style:text-properties fo:color="#ffffff" loext:opacity="100%" fo:font-weight="normal" officeooo:rsid="001f18eb" officeooo:paragraph-rsid="00b027b1" style:font-weight-asian="normal" style:font-weight-complex="normal"/>
    </style:style>
    <style:style style:name="P84" style:family="paragraph" style:parent-style-name="Preformatted_20_Text">
      <style:text-properties fo:color="#ffffff" loext:opacity="100%" fo:font-weight="normal" officeooo:rsid="001a8534" officeooo:paragraph-rsid="00b027b1" style:font-weight-asian="normal" style:font-weight-complex="normal"/>
    </style:style>
    <style:style style:name="P85" style:family="paragraph" style:parent-style-name="Preformatted_20_Text">
      <style:text-properties fo:color="#ffffff" loext:opacity="100%" officeooo:paragraph-rsid="0083c8fc"/>
    </style:style>
    <style:style style:name="P86" style:family="paragraph" style:parent-style-name="Preformatted_20_Text">
      <style:text-properties fo:color="#ffffff" loext:opacity="100%" officeooo:paragraph-rsid="0085a2fa"/>
    </style:style>
    <style:style style:name="P87" style:family="paragraph" style:parent-style-name="Preformatted_20_Text">
      <style:text-properties fo:color="#ffffff" loext:opacity="100%" officeooo:rsid="0083c8fc" officeooo:paragraph-rsid="00906b3f"/>
    </style:style>
    <style:style style:name="P88" style:family="paragraph" style:parent-style-name="Preformatted_20_Text">
      <style:text-properties fo:color="#ffffff" loext:opacity="100%" style:text-line-through-style="none" style:text-line-through-type="none" fo:font-weight="normal" officeooo:rsid="001a8534" officeooo:paragraph-rsid="0083c8fc" style:font-weight-asian="normal" style:font-weight-complex="normal"/>
    </style:style>
    <style:style style:name="P89" style:family="paragraph" style:parent-style-name="Preformatted_20_Text">
      <style:text-properties fo:color="#ffffff" loext:opacity="100%" style:text-line-through-style="none" style:text-line-through-type="none" fo:font-weight="normal" officeooo:rsid="0097eb0c" officeooo:paragraph-rsid="0097eb0c" style:font-weight-asian="normal" style:font-weight-complex="normal"/>
    </style:style>
    <style:style style:name="P90" style:family="paragraph" style:parent-style-name="Preformatted_20_Text">
      <style:text-properties fo:color="#ffffff" loext:opacity="100%" style:text-line-through-style="none" style:text-line-through-type="none" fo:font-weight="normal" officeooo:rsid="00b44c2f" officeooo:paragraph-rsid="00b44c2f" style:font-weight-asian="normal" style:font-weight-complex="normal"/>
    </style:style>
    <style:style style:name="P91" style:family="paragraph" style:parent-style-name="Preformatted_20_Text">
      <style:text-properties fo:color="#ffffff" loext:opacity="100%" style:text-line-through-style="none" style:text-line-through-type="none" fo:font-weight="normal" officeooo:rsid="00b5cc8c" officeooo:paragraph-rsid="00b5cc8c" style:font-weight-asian="normal" style:font-weight-complex="normal"/>
    </style:style>
    <style:style style:name="P92" style:family="paragraph" style:parent-style-name="Preformatted_20_Text">
      <style:text-properties fo:color="#ffffff" loext:opacity="100%" officeooo:rsid="00984e95" officeooo:paragraph-rsid="00984e95"/>
    </style:style>
    <style:style style:name="P93" style:family="paragraph" style:parent-style-name="Preformatted_20_Text">
      <style:text-properties fo:color="#ffffff" loext:opacity="100%" officeooo:rsid="009bd36e" officeooo:paragraph-rsid="009bd36e"/>
    </style:style>
    <style:style style:name="P94" style:family="paragraph" style:parent-style-name="Preformatted_20_Text">
      <style:text-properties fo:color="#ffffff" loext:opacity="100%" officeooo:rsid="009d9484" officeooo:paragraph-rsid="009bd36e"/>
    </style:style>
    <style:style style:name="P95" style:family="paragraph" style:parent-style-name="Preformatted_20_Text">
      <style:text-properties fo:color="#ffffff" loext:opacity="100%" officeooo:rsid="009d9484" officeooo:paragraph-rsid="009d9484"/>
    </style:style>
    <style:style style:name="P96" style:family="paragraph" style:parent-style-name="Preformatted_20_Text">
      <style:text-properties fo:color="#ffffff" loext:opacity="100%" officeooo:rsid="009e3cea" officeooo:paragraph-rsid="009e3cea"/>
    </style:style>
    <style:style style:name="P97" style:family="paragraph" style:parent-style-name="Preformatted_20_Text">
      <style:text-properties fo:color="#ffffff" loext:opacity="100%" officeooo:rsid="009fcc34" officeooo:paragraph-rsid="009fcc34"/>
    </style:style>
    <style:style style:name="P98" style:family="paragraph" style:parent-style-name="Preformatted_20_Text">
      <style:text-properties fo:color="#ffffff" loext:opacity="100%" officeooo:rsid="00a1bd78" officeooo:paragraph-rsid="00a1bd78"/>
    </style:style>
    <style:style style:name="P99" style:family="paragraph" style:parent-style-name="Preformatted_20_Text">
      <style:text-properties fo:color="#ffffff" loext:opacity="100%" style:text-line-through-style="solid" style:text-line-through-type="single" officeooo:rsid="009bd36e" officeooo:paragraph-rsid="00a9e97f"/>
    </style:style>
    <style:style style:name="P100" style:family="paragraph" style:parent-style-name="Preformatted_20_Text">
      <style:text-properties fo:color="#ffffff" loext:opacity="100%" style:text-line-through-style="solid" style:text-line-through-type="single" fo:font-weight="normal" officeooo:rsid="009bd36e" officeooo:paragraph-rsid="00a9e97f" style:font-weight-asian="normal" style:font-weight-complex="normal"/>
    </style:style>
    <style:style style:name="P101" style:family="paragraph" style:parent-style-name="Preformatted_20_Text">
      <style:text-properties fo:color="#ffffff" loext:opacity="100%" style:text-line-through-style="solid" style:text-line-through-type="single" fo:font-weight="normal" officeooo:rsid="009fcc34" officeooo:paragraph-rsid="00a9e97f" style:font-weight-asian="normal" style:font-weight-complex="normal"/>
    </style:style>
    <style:style style:name="P102" style:family="paragraph" style:parent-style-name="Preformatted_20_Text">
      <style:text-properties fo:color="#ffffff" loext:opacity="100%" style:text-line-through-style="solid" style:text-line-through-type="single" fo:font-weight="normal" officeooo:rsid="009e3cea" officeooo:paragraph-rsid="00a9e97f" style:font-weight-asian="normal" style:font-weight-complex="normal"/>
    </style:style>
    <style:style style:name="P103" style:family="paragraph" style:parent-style-name="Preformatted_20_Text">
      <style:text-properties fo:color="#ffffff" loext:opacity="100%" style:text-line-through-style="solid" style:text-line-through-type="single" fo:font-weight="normal" officeooo:rsid="009d9484" officeooo:paragraph-rsid="00a9e97f" style:font-weight-asian="normal" style:font-weight-complex="normal"/>
    </style:style>
    <style:style style:name="P104" style:family="paragraph" style:parent-style-name="Preformatted_20_Text">
      <style:text-properties fo:color="#ffffff" loext:opacity="100%" style:text-line-through-style="solid" style:text-line-through-type="single" fo:font-weight="normal" officeooo:rsid="00163630" officeooo:paragraph-rsid="00b027b1" style:font-weight-asian="normal" style:font-weight-complex="normal"/>
    </style:style>
    <style:style style:name="P105" style:family="paragraph" style:parent-style-name="Preformatted_20_Text">
      <style:text-properties fo:color="#ffffff" loext:opacity="100%" style:text-line-through-style="none" style:text-line-through-type="none" fo:font-weight="normal" officeooo:rsid="00b44c2f" officeooo:paragraph-rsid="00b44c2f" style:font-weight-asian="normal" style:font-weight-complex="normal"/>
    </style:style>
    <style:style style:name="P106" style:family="paragraph" style:parent-style-name="Preformatted_20_Text">
      <style:text-properties fo:color="#ffffff" loext:opacity="100%" style:text-line-through-style="none" style:text-line-through-type="none" fo:font-weight="normal" officeooo:rsid="00b688e5" officeooo:paragraph-rsid="00b688e5" style:font-weight-asian="normal" style:font-weight-complex="normal"/>
    </style:style>
    <style:style style:name="T1" style:family="text">
      <style:text-properties officeooo:rsid="00132597"/>
    </style:style>
    <style:style style:name="T2" style:family="text">
      <style:text-properties officeooo:rsid="000ec047"/>
    </style:style>
    <style:style style:name="T3" style:family="text">
      <style:text-properties officeooo:rsid="00167d8d"/>
    </style:style>
    <style:style style:name="T4" style:family="text">
      <style:text-properties officeooo:rsid="00196230"/>
    </style:style>
    <style:style style:name="T5" style:family="text">
      <style:text-properties officeooo:rsid="0020a221"/>
    </style:style>
    <style:style style:name="T6" style:family="text">
      <style:text-properties officeooo:rsid="00280025"/>
    </style:style>
    <style:style style:name="T7" style:family="text">
      <style:text-properties officeooo:rsid="002d2af3"/>
    </style:style>
    <style:style style:name="T8" style:family="text">
      <style:text-properties officeooo:rsid="002d83cc"/>
    </style:style>
    <style:style style:name="T9" style:family="text">
      <style:text-properties officeooo:rsid="002e3622"/>
    </style:style>
    <style:style style:name="T10" style:family="text">
      <style:text-properties style:text-line-through-style="solid" style:text-line-through-type="single"/>
    </style:style>
    <style:style style:name="T11" style:family="text">
      <style:text-properties style:text-line-through-style="solid" style:text-line-through-type="single" officeooo:rsid="002e9a33"/>
    </style:style>
    <style:style style:name="T12" style:family="text">
      <style:text-properties style:text-line-through-style="solid" style:text-line-through-type="single" officeooo:rsid="0060044f"/>
    </style:style>
    <style:style style:name="T13" style:family="text">
      <style:text-properties style:text-line-through-style="solid" style:text-line-through-type="single" officeooo:rsid="00669117"/>
    </style:style>
    <style:style style:name="T14" style:family="text">
      <style:text-properties style:text-line-through-style="solid" style:text-line-through-type="single" officeooo:rsid="0066997b"/>
    </style:style>
    <style:style style:name="T15" style:family="text">
      <style:text-properties officeooo:rsid="002e9a33"/>
    </style:style>
    <style:style style:name="T16" style:family="text">
      <style:text-properties officeooo:rsid="00302cf6"/>
    </style:style>
    <style:style style:name="T17" style:family="text">
      <style:text-properties officeooo:rsid="0030bd50"/>
    </style:style>
    <style:style style:name="T18" style:family="text">
      <style:text-properties officeooo:rsid="00322b59"/>
    </style:style>
    <style:style style:name="T19" style:family="text">
      <style:text-properties officeooo:rsid="003542d5"/>
    </style:style>
    <style:style style:name="T20" style:family="text">
      <style:text-properties officeooo:rsid="0037b362"/>
    </style:style>
    <style:style style:name="T21" style:family="text">
      <style:text-properties officeooo:rsid="003b8194"/>
    </style:style>
    <style:style style:name="T22" style:family="text">
      <style:text-properties officeooo:rsid="003d7aba"/>
    </style:style>
    <style:style style:name="T23" style:family="text">
      <style:text-properties officeooo:rsid="00412861"/>
    </style:style>
    <style:style style:name="T24" style:family="text">
      <style:text-properties officeooo:rsid="0043214e"/>
    </style:style>
    <style:style style:name="T25" style:family="text">
      <style:text-properties officeooo:rsid="004b10af"/>
    </style:style>
    <style:style style:name="T26" style:family="text">
      <style:text-properties officeooo:rsid="0051715c"/>
    </style:style>
    <style:style style:name="T27" style:family="text">
      <style:text-properties officeooo:rsid="00553c11"/>
    </style:style>
    <style:style style:name="T28" style:family="text">
      <style:text-properties officeooo:rsid="00560a35"/>
    </style:style>
    <style:style style:name="T29" style:family="text">
      <style:text-properties officeooo:rsid="0060044f"/>
    </style:style>
    <style:style style:name="T30" style:family="text">
      <style:text-properties officeooo:rsid="0060f82b"/>
    </style:style>
    <style:style style:name="T31" style:family="text">
      <style:text-properties officeooo:rsid="007ae8d2"/>
    </style:style>
    <style:style style:name="T32" style:family="text">
      <style:text-properties officeooo:rsid="00809405"/>
    </style:style>
    <style:style style:name="T33" style:family="text">
      <style:text-properties officeooo:rsid="0084b04b"/>
    </style:style>
    <style:style style:name="T34" style:family="text">
      <style:text-properties officeooo:rsid="00889fbe"/>
    </style:style>
    <style:style style:name="T35" style:family="text">
      <style:text-properties officeooo:rsid="0088a0e6"/>
    </style:style>
    <style:style style:name="T36" style:family="text">
      <style:text-properties officeooo:rsid="0085a2fa"/>
    </style:style>
    <style:style style:name="T37" style:family="text">
      <style:text-properties officeooo:rsid="008b9877"/>
    </style:style>
    <style:style style:name="T38" style:family="text">
      <style:text-properties officeooo:rsid="008ccb2a"/>
    </style:style>
    <style:style style:name="T39" style:family="text">
      <style:text-properties officeooo:rsid="008d68b8"/>
    </style:style>
    <style:style style:name="T40" style:family="text">
      <style:text-properties officeooo:rsid="0094dc15"/>
    </style:style>
    <style:style style:name="T41" style:family="text">
      <style:text-properties officeooo:rsid="009fcc34"/>
    </style:style>
    <style:style style:name="T42" style:family="text">
      <style:text-properties officeooo:rsid="00a49489"/>
    </style:style>
    <style:style style:name="T43" style:family="text">
      <style:text-properties officeooo:rsid="00a9e97f"/>
    </style:style>
    <style:style style:name="T44" style:family="text">
      <style:text-properties officeooo:rsid="00b2803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part 1:</text:p>
      <text:p text:style-name="P1">make it so that when you press numbers they are added to num1, but when you press an operator they are added to num2</text:p>
      <text:p text:style-name="P1"/>
      <text:p text:style-name="P1">- make the calculator containers in <text:s/>css and html, one for the previous result, and one for the current calculation.</text:p>
      <text:p text:style-name="P1">numbers 0 - 9</text:p>
      <text:p text:style-name="P1">=</text:p>
      <text:p text:style-name="P1">C CE</text:p>
      <text:p text:style-name="P1">ANS</text:p>
      <text:p text:style-name="P1"/>
      <text:p text:style-name="P1">- give each of the containers in html an ID and a class</text:p>
      <text:p text:style-name="P1"/>
      <text:p text:style-name="P1">- place these on the left side of the calculator</text:p>
      <text:p text:style-name="P1"/>
      <text:p text:style-name="P1">- do the same for * - + /</text:p>
      <text:p text:style-name="P1">place them on the right side</text:p>
      <text:p text:style-name="P1"/>
      <text:p text:style-name="P1">- make a display with two nested displays, entryDisplay and ansDisplay</text:p>
      <text:p text:style-name="P1"/>
      <text:p text:style-name="P1">- divide the JS file into the following categories:</text:p>
      <text:p text:style-name="P1"><text:tab/>- variable declarations</text:p>
      <text:p text:style-name="P1"><text:tab/><text:tab/>* node declarations<text:tab/><text:tab/></text:p>
      <text:p text:style-name="P1"><text:tab/><text:tab/><text:tab/>- numbers</text:p>
      <text:p text:style-name="P1"><text:tab/><text:tab/><text:tab/>- operators</text:p>
      <text:p text:style-name="P1"><text:tab/><text:tab/><text:tab/>- others</text:p>
      <text:p text:style-name="P1"><text:tab/><text:tab/>* other global variables</text:p>
      <text:p text:style-name="P1"><text:tab/>- functions</text:p>
      <text:p text:style-name="P1"><text:tab/><text:tab/>* utility functions</text:p>
      <text:p text:style-name="P1"><text:tab/><text:tab/>* controller functions</text:p>
      <text:p text:style-name="P1"><text:tab/>- DOM generation</text:p>
      <text:p text:style-name="P1"><text:tab/><text:tab/>- node creation</text:p>
      <text:p text:style-name="P1"><text:tab/><text:tab/>- listeners</text:p>
      <text:p text:style-name="P1">---------------------------------------------------</text:p>
      <text:p text:style-name="P1"/>
      <text:p text:style-name="P1">- connect to listeners and variables:</text:p>
      <text:p text:style-name="P1">buttons</text:p>
      <text:p text:style-name="P1">display</text:p>
      <text:p text:style-name="P1"/>
      <text:p text:style-name="P1">- make object variables called num1, num2, operator, and, currentNum.</text:p>
      <text:p text:style-name="P1"/>
      <text:p text:style-name="P1">make it so that when you press numbers, that they keep concatenating to num1, which is continually displayed</text:p>
      <text:p text:style-name="P1"><text:tab/>- get a log that displays the ID of the button that was pressed</text:p>
      <text:p text:style-name="P1"><text:tab/><text:tab/>- make a function that triggers when any button is pressed</text:p>
      <text:p text:style-name="P1"><text:tab/><text:tab/>- make a function called getBtnId and put it in that function</text:p>
      <text:p text:style-name="P1"><text:tab/><text:tab/></text:p>
      <text:p text:style-name="P1"><text:tab/>make a log that gives the value of each number</text:p>
      <text:p text:style-name="P1"/>
      <text:p text:style-name="P1"/>
      <text:p text:style-name="P1">- make a function called switchCurrentNum, which switches between currentNum = num1 and</text:p>
      <text:p text:style-name="P1">currentNum = num2</text:p>
      <text:p text:style-name="P1"/>
      <text:p text:style-name="P1"/>
      <text:p text:style-name="P1">make it so that you can use currentNum instead of num1</text:p>
      <text:p text:style-name="P1"><text:tab/><text:tab/><text:tab/></text:p>
      <text:p text:style-name="P1"/>
      <text:p text:style-name="P1">make an object with the operators</text:p>
      <text:p text:style-name="P1"/>
      <text:p text:style-name="P1">make the operators appear on the DOM</text:p>
      <text:p text:style-name="P1"/>
      <text:p text:style-name="P1">make the ID of the pressed operator appear</text:p>
      <text:p text:style-name="P1"/>
      <text:p text:style-name="P1"><text:soft-page-break/>- make a function called operator, which, for now, invokes switchCurrentNum when an operator is pressed</text:p>
      <text:p text:style-name="P1"/>
      <text:p text:style-name="P1">add the different operators</text:p>
      <text:p text:style-name="P1"/>
      <text:p text:style-name="P1">make a function called addSpaces, which checks if operator and num2 are empty. If not, it adds an extra space.</text:p>
      <text:p text:style-name="P5"/>
      <text:p text:style-name="P3">- part 2:</text:p>
      <text:p text:style-name="P2">make a calculator that works with 2 variables and an operator, which log in the console.</text:p>
      <text:p text:style-name="P1">make the calculator able to do 2 + 2 = 4</text:p>
      <text:p text:style-name="P1"/>
      <text:p text:style-name="P1">make a function calculate (), which runs when the operator = is pressed</text:p>
      <text:p text:style-name="P1"/>
      <text:p text:style-name="P1">- let the function "calculate" take the operator, num1 and num2 as a parameters, and calls the corresponding operator function. see if you can just log the function name by calling it with different parameters</text:p>
      <text:p text:style-name="P1"/>
      <text:p text:style-name="P1">- make functions for:</text:p>
      <text:p text:style-name="P1">add</text:p>
      <text:p text:style-name="P1">subtract</text:p>
      <text:p text:style-name="P1">multiply</text:p>
      <text:p text:style-name="P1">divide</text:p>
      <text:p text:style-name="P1"/>
      <text:p text:style-name="P1">make ans into an array.</text:p>
      <text:p text:style-name="P1"/>
      <text:p text:style-name="P1">put the calculation into the displayTop</text:p>
      <text:p text:style-name="P1">put the ANS in the displayBottom</text:p>
      <text:p text:style-name="P1"/>
      <text:p text:style-name="P1">at the end of every calculate function, change the first ans to the result</text:p>
      <text:p text:style-name="P1"/>
      <text:p text:style-name="P1">- add the ANS variable to displayResult</text:p>
      <text:p text:style-name="P1"/>
      <text:p text:style-name="P45">- make a getfunction entry for the other function buttons</text:p>
      <text:p text:style-name="P1">- write a function called clearEntry</text:p>
      <text:p text:style-name="P1"><text:tab/>*changes num1, num2 and operator into ""</text:p>
      <text:p text:style-name="P1"/>
      <text:p text:style-name="P1">- connect clearEntry at the end of calculate, so the values will be empty again.</text:p>
      <text:p text:style-name="Preformatted_20_Text"/>
      <text:p text:style-name="P1">make a clearAll function,</text:p>
      <text:p text:style-name="P1">let num1, num2, operator &amp; ans = ""</text:p>
      <text:p text:style-name="P1"/>
      <text:p text:style-name="P45"/>
      <text:p text:style-name="P46">- part <text:span text:style-name="T1">3</text:span>: make the evaluated calculation an array, in which each item is calculated by its relative position to an operator<text:span text:style-name="T2">.</text:span></text:p>
      <text:p text:style-name="P48"/>
      <text:p text:style-name="P6">make a variable called "userInput"</text:p>
      <text:p text:style-name="P49"/>
      <text:p text:style-name="P7">let the top display be user input</text:p>
      <text:p text:style-name="P49"/>
      <text:p text:style-name="P8">when a number is pressed, make that value concatenate to userInput</text:p>
      <text:p text:style-name="P6"/>
      <text:p text:style-name="P6"><text:span text:style-name="T3">when an operator is pressed, </text:span><text:span text:style-name="T4">concatenate it to userInput, and </text:span><text:span text:style-name="T3">it will add a " " on both sides.</text:span></text:p>
      <text:p text:style-name="P42">add this to the specific operators, so there can also operators which will not add this in the future</text:p>
      <text:p text:style-name="P6"/>
      <text:p text:style-name="P9">make the clear and clearall functions work on the new userInput variable</text:p>
      <text:p text:style-name="P6"/>
      <text:p text:style-name="P10">make a variable called userInputArr, that splits it on " ".</text:p>
      <text:p text:style-name="P50"/>
      <text:p text:style-name="P43">First I remove all spaces from the string</text:p>
      <text:p text:style-name="P43">then,</text:p>
      <text:p text:style-name="P43">for each element in the string, I want to check first if it can be a number<text:span text:style-name="T6"> or a "."</text:span>.</text:p>
      <text:p text:style-name="P11">if not, I want to check if it is an existing operator. If that is the case I will <text:span text:style-name="T8">push</text:span> everything before that and add it to "userInputArray"<text:span text:style-name="T5">,</text:span></text:p>
      <text:p text:style-name="P12">and then take the current value, and shift that as a next array item.</text:p>
      <text:p text:style-name="P12"/>
      <text:p text:style-name="P13">if value is a number, concat it to currentElement</text:p>
      <text:p text:style-name="P13"/>
      <text:p text:style-name="P13">If value is an operator, push currentElement to inputArray</text:p>
      <text:p text:style-name="P13">then push the <text:span text:style-name="T9">operatorObject array index</text:span> to inputArray</text:p>
      <text:p text:style-name="P13">if an error returns, alert<text:span text:style-name="T7">:</text:span> value ... is invalid. I am vewwy sowwy (◞‸ ◟)💧</text:p>
      <text:p text:style-name="P50"/>
      <text:p text:style-name="P14">when an item is an operator, log the array index</text:p>
      <text:p text:style-name="P50"/>
      <text:p text:style-name="P48"><text:span text:style-name="T11">instead of saving an operator, save the array index of that operator.</text:span><text:span text:style-name="T15"> </text:span></text:p>
      <text:p text:style-name="P48"/>
      <text:p text:style-name="P4">make it possible to<text:span text:style-name="T21"> check</text:span> whether a symbol is a operator, by <text:span text:style-name="T21">evaluating </text:span>the current, previous and next symbol.</text:p>
      <text:p text:style-name="P47"/>
      <text:p text:style-name="P58">// check of the value if it is a number.</text:p>
      <text:p text:style-name="P58">// then check if it is an operator<text:span text:style-name="T23">, using the previous and next value to evaluate that</text:span></text:p>
      <text:p text:style-name="P58">// if it then is not an operator, it might still be a number, because it is a negative number.</text:p>
      <text:p text:style-name="P58">// if none of these, give a console.log</text:p>
      <text:p text:style-name="P54"/>
      <text:p text:style-name="P54"/>
      <text:p text:style-name="P15">make a separate function called "concatNumber", and remove the function from makeInputArray<text:span text:style-name="T20">, so it can be called separately</text:span></text:p>
      <text:p text:style-name="P15"/>
      <text:p text:style-name="P16">add it as an if else to the makeInputArray, <text:span text:style-name="T22">after checking if it is an operator, </text:span>if the symbol is -</text:p>
      <text:p text:style-name="P17"/>
      <text:p text:style-name="P18">edit function<text:span text:style-name="T24"> evaluate</text:span>StringSymbols to <text:span text:style-name="T19">give 3 values</text:span></text:p>
      <text:p text:style-name="P52"/>
      <text:p text:style-name="P15">send 3 variables to makeInputArray</text:p>
      <text:p text:style-name="P53"/>
      <text:p text:style-name="P15">send 3 variables to numberOrOperator</text:p>
      <text:p text:style-name="P53"/>
      <text:p text:style-name="P19">make numberOrOperator work with numbers</text:p>
      <text:p text:style-name="P53"/>
      <text:p text:style-name="P20">make a separate function where each operator is individually checked</text:p>
      <text:p text:style-name="P21">check also, if it is a -, if this is actually a negative number<text:span text:style-name="T25">, then return "number" anyway. otherwise return the array of the operator</text:span></text:p>
      <text:p text:style-name="P15"><text:soft-page-break/></text:p>
      <text:p text:style-name="P15"/>
      <text:p text:style-name="P25">make a function called checkForOperator. in this function all operator signs are written. If it matches with any of those, check the other 2 variables to double check if it is right.</text:p>
      <text:p text:style-name="P48"/>
      <text:p text:style-name="P22">make it so that there are 3 variable accessible within numberOrOperator,</text:p>
      <text:p text:style-name="P22">previousValue, value, nextValue</text:p>
      <text:p text:style-name="P23"/>
      <text:p text:style-name="P23"/>
      <text:p text:style-name="P24">make a function called checkoperator, which gets 3 variables. the current symbol, the previous symbol, and the next symbol.</text:p>
      <text:p text:style-name="P22">with that it</text:p>
      <text:p text:style-name="P48"/>
      <text:p text:style-name="P26">make a function called "orderCalculation"</text:p>
      <text:p text:style-name="P26">that runs through the operators in the right order, and gives the arrayIndex of that operator as an argument<text:span text:style-name="T16">:</text:span></text:p>
      <text:p text:style-name="P27"><text:tab/>for each array item, check if it is an object. if true:</text:p>
      <text:p text:style-name="P28"><text:tab/><text:tab/>* take value, nextValue, previousValue</text:p>
      <text:p text:style-name="P27"><text:tab/><text:tab/>* check <text:span text:style-name="T17">if the operator precedence is 1.</text:span></text:p>
      <text:p text:style-name="P29"><text:tab/><text:tab/>If this is the case, run the operate function<text:span text:style-name="T18">.</text:span></text:p>
      <text:p text:style-name="P24"><text:tab/><text:tab/><text:tab/>for each operator, there will be a different function.</text:p>
      <text:p text:style-name="P51"/>
      <text:p text:style-name="P30">I want the previous and next value to go through the operat<text:span text:style-name="T26">o</text:span>r, and be result.</text:p>
      <text:p text:style-name="P30">then I want to splice<text:span text:style-name="T27"> out the</text:span> index [<text:span text:style-name="T28">0</text:span>] to index [+1]<text:span text:style-name="T28">,</text:span></text:p>
      <text:p text:style-name="P31">then I want to replace index -1 with result</text:p>
      <text:p text:style-name="P55"/>
      <text:p text:style-name="P32">make calculateInOrder also receive an argument that is i</text:p>
      <text:p text:style-name="P57"/>
      <text:p text:style-name="P33">before I run calculateInOrder, I want to make i <text:span text:style-name="T30">1</text:span>, and give it as an argument.</text:p>
      <text:p text:style-name="P56"><text:span text:style-name="T10">after</text:span><text:span text:style-name="T12"> I have run through 1 object that </text:span><text:span text:style-name="T13">has</text:span><text:span text:style-name="T12"> (i) operator precedence,</text:span><text:span text:style-name="T10"> I want to </text:span><text:span text:style-name="T14">break</text:span><text:span text:style-name="T12"> the loop</text:span><text:span text:style-name="T29">, and run the loop again. </text:span></text:p>
      <text:p text:style-name="P56"/>
      <text:p text:style-name="P34">after each calculation, I want to calculateInOrder again, on the modified array, with i at the same number.</text:p>
      <text:p text:style-name="P34">Once I have run through all the objects, I want to run calculate inOrder again.</text:p>
      <text:p text:style-name="P34"/>
      <text:p text:style-name="P36">get the lowest precedence value, and let the loop stop at that value</text:p>
      <text:p text:style-name="P48"/>
      <text:p text:style-name="P35">run the result again through the arrayCalculation, and once it has become 1 value, let ans be the result</text:p>
      <text:p text:style-name="P37"/>
      <text:p text:style-name="P37"/>
      <text:p text:style-name="P38">change the name operatorObject to symbolObject,</text:p>
      <text:p text:style-name="P38">and give every item an extra category, called "category"</text:p>
      <text:p text:style-name="P38"/>
      <text:p text:style-name="P39">give every current item a category</text:p>
      <text:p text:style-name="P37"/>
      <text:p text:style-name="P40">make a function "checkForErrors", after the calcuteInOrder array.</text:p>
      <text:p text:style-name="P40">loop though the function, and give the current element and the index.</text:p>
      <text:p text:style-name="P40">give the prePreviousElement, currentElement, nextElement, nextNextElement<text:span text:style-name="T31">.</text:span></text:p>
      <text:p text:style-name="P38"/>
      <text:p text:style-name="P38">if + is behind another operator, remove <text:span text:style-name="T32">current index value</text:span></text:p>
      <text:p text:style-name="P41"/>
      <text:p text:style-name="P44">at the end of errorchecking, filter all empty values from the array</text:p>
      <text:p text:style-name="P62">- part 5:</text:p>
      <text:p text:style-name="P63">add all functions:</text:p>
      <text:p text:style-name="P66"/>
      <text:p text:style-name="P92">first make a list of all functions that a calculation goes through, and what result it should give:</text:p>
      <text:p text:style-name="P92"/>
      <text:p text:style-name="P93">operatorpress:</text:p>
      <text:p text:style-name="P93"/>
      <text:p text:style-name="P93"/>
      <text:p text:style-name="P93">runEquals:</text:p>
      <text:p text:style-name="P95">calculate</text:p>
      <text:p text:style-name="P95"><text:tab/>evaluateStringSymbols</text:p>
      <text:p text:style-name="P95"><text:tab/><text:tab/>makeInputArray</text:p>
      <text:p text:style-name="P96"><text:tab/><text:tab/><text:tab/>numberOrOperator</text:p>
      <text:p text:style-name="P96"><text:span text:style-name="T41"><text:tab/></text:span>checkForErrors</text:p>
      <text:p text:style-name="P97"><text:tab/><text:tab/>doubleOperators</text:p>
      <text:p text:style-name="P97"><text:tab/>calculateInOrder</text:p>
      <text:p text:style-name="P97"><text:tab/><text:tab/>doCalculation</text:p>
      <text:p text:style-name="P93">displayAns</text:p>
      <text:p text:style-name="P93">clearEntry</text:p>
      <text:p text:style-name="P93"/>
      <text:p text:style-name="P94"/>
      <text:p text:style-name="P95">split the calculate function into: makeStringObject &amp; calculate</text:p>
      <text:p text:style-name="P95"/>
      <text:p text:style-name="P98">make <text:span text:style-name="T43">the functions </text:span>parameter-dependent in the following order:</text:p>
      <text:p text:style-name="P99">clearEntry</text:p>
      <text:p text:style-name="P100">displayAns</text:p>
      <text:p text:style-name="P101">doCalculation</text:p>
      <text:p text:style-name="P101">calculateInOrder</text:p>
      <text:p text:style-name="P101">doubleOperators</text:p>
      <text:p text:style-name="P102"><text:span text:style-name="T42">c</text:span>heckForErrors</text:p>
      <text:p text:style-name="P102">numberOrOperator</text:p>
      <text:p text:style-name="P103">makeInputArray</text:p>
      <text:p text:style-name="P81">evaluateStringSymbols</text:p>
      <text:p text:style-name="P81">calculate</text:p>
      <text:p text:style-name="P82">runEquals</text:p>
      <text:p text:style-name="P82"/>
      <text:p text:style-name="P82"/>
      <text:p text:style-name="P60">to add an operator:</text:p>
      <text:p text:style-name="P104"><text:span text:style-name="T44">- </text:span>add the operator to the operatorObject + different ways that it can be written</text:p>
      <text:p text:style-name="P104"/>
      <text:p text:style-name="P90">find out why there is a loop somewhere in the calculate function, if there is an unknown symbol</text:p>
      <text:p text:style-name="P106">why is i not going up n value</text:p>
      <text:p text:style-name="P90"/>
      <text:p text:style-name="P104"/>
      <text:p text:style-name="P79"><text:span text:style-name="T44">- </text:span>write a way to check <text:span text:style-name="T44">if the symbol is</text:span> this operator<text:span text:style-name="T44">, or if might be used for some other reason</text:span> in the checkOperator()</text:p>
      <text:p text:style-name="P84"><text:span text:style-name="T44">- </text:span>add the calculation in the doCalculation function</text:p>
      <text:p text:style-name="P83"><text:span text:style-name="T44">- </text:span>think about possible errors, and add these in checkForErrors()</text:p>
      <text:p text:style-name="P82"/>
      <text:p text:style-name="P67"/>
      <text:p text:style-name="P69">add brackets<text:span text:style-name="T37">:</text:span></text:p>
      <text:p text:style-name="P70">check the whole object for brackets. if the amount of opening and closing brackets are not equal, give an error</text:p>
      <text:p text:style-name="P69"/>
      <text:p text:style-name="P70">when you find a <text:span text:style-name="T38">closer </text:span>bracket, save the index.</text:p>
      <text:p text:style-name="P70">scan <text:span text:style-name="T38">back </text:span>until you find the <text:span text:style-name="T38">first opening</text:span> blacket<text:span text:style-name="T38">, save that index, and isolate the object, run it through the calculate function, and save the value</text:span></text:p>
      <text:p text:style-name="P70"/>
      <text:p text:style-name="P70"/>
      <text:p text:style-name="P71">first make the function calculate re-usable for different arrays.</text:p>
      <text:p text:style-name="P72">add brackets to the symbolObject</text:p>
      <text:p text:style-name="P72">give them precedence 2</text:p>
      <text:p text:style-name="P72"><text:soft-page-break/>if a ) bracket is found, console.log that bracket</text:p>
      <text:p text:style-name="P72">if a ) bracket is found, iterate backwards through the array, until you find the first ( bracket, then stop.</text:p>
      <text:p text:style-name="P72">console log that value and index.</text:p>
      <text:p text:style-name="P72"/>
      <text:p text:style-name="P72">okay, now we have the indexes of both brackets<text:span text:style-name="T39">. we should now isolate what is in between them</text:span></text:p>
      <text:p text:style-name="P72"/>
      <text:p text:style-name="P73">take that length of the array, and fill it up with value bracketResult (for now value B)</text:p>
      <text:p text:style-name="P73"/>
      <text:p text:style-name="P73">now take that array, and put it through the calculate() function, return the value</text:p>
      <text:p text:style-name="P70"/>
      <text:p text:style-name="P70"/>
      <text:p text:style-name="P87">ANS</text:p>
      <text:p text:style-name="P87">what is ans actually?</text:p>
      <text:p text:style-name="P87"/>
      <text:p text:style-name="P87">ans is <text:span text:style-name="T33">the </text:span>value that is the last result that was calculated.</text:p>
      <text:p text:style-name="P74">when you click it, its value is added to the calculation.</text:p>
      <text:p text:style-name="P74"/>
      <text:p text:style-name="P75">if the ans is clicked += the ans value to the displayTop</text:p>
      <text:p text:style-name="P75"/>
      <text:p text:style-name="P76">=</text:p>
      <text:p text:style-name="P68">delete userinput and ans values,</text:p>
      <text:p text:style-name="P68"><text:span text:style-name="T35">empty</text:span> <text:span text:style-name="T35">inputArray</text:span></text:p>
      <text:p text:style-name="P70"/>
      <text:p text:style-name="P70"/>
      <text:p text:style-name="P70">(3*(4+9))*(1+1)</text:p>
      <text:p text:style-name="P66"/>
      <text:p text:style-name="P61">- part <text:span text:style-name="T33">6</text:span>:</text:p>
      <text:p text:style-name="P61">make it able to handle errors</text:p>
      <text:p text:style-name="P85"/>
      <text:p text:style-name="P85">- make a function called errorCheckEquals, errorCheckOperator, errorCheckNumber which will contain all the checks for each.</text:p>
      <text:p text:style-name="P85"/>
      <text:p text:style-name="P85">- make functions that check for error-inducing behavior, add them to the controller functions to first check for errors</text:p>
      <text:p text:style-name="P85"><text:tab/></text:p>
      <text:p text:style-name="P85"><text:tab/>- operator:</text:p>
      <text:p text:style-name="P85"><text:tab/><text:tab/>* was the operator pressed without any previous content?</text:p>
      <text:p text:style-name="P85"><text:tab/><text:tab/><text:tab/>- is there a previous ans, fill in ANS, otherwise</text:p>
      <text:p text:style-name="P85"><text:tab/><text:tab/><text:tab/>- remove the operator</text:p>
      <text:p text:style-name="P85"><text:tab/><text:tab/>* are there 2 operators and a num1 and num2?</text:p>
      <text:p text:style-name="P85"><text:tab/><text:tab/><text:tab/>- calculate the previous result already</text:p>
      <text:p text:style-name="P85"><text:tab/><text:tab/>* is there only num1, change the operator value</text:p>
      <text:p text:style-name="P85"><text:tab/><text:tab/>* are num1, num2, and operator all not empty? run calcAnswer()</text:p>
      <text:p text:style-name="P85"><text:tab/>- equals:</text:p>
      <text:p text:style-name="P85"><text:tab/><text:tab/>* is there any content on the screen, if not, return 0</text:p>
      <text:p text:style-name="P85"><text:tab/><text:tab/>* is there only a number on the screen, then return the number</text:p>
      <text:p text:style-name="P85"><text:tab/>- number:</text:p>
      <text:p text:style-name="P85"><text:tab/><text:tab/>* is the total length of the calculation bigger than the screen <text:tab/><text:tab/><text:tab/>length, don't allow the new number</text:p>
      <text:p text:style-name="P85"/>
      <text:p text:style-name="P86"><text:span text:style-name="T36">make an object that saves every calculation and answer</text:span><text:span text:style-name="T34">, when the = button is pressed</text:span></text:p>
      <text:p text:style-name="P85"/>
      <text:p text:style-name="P85"/>
      <text:p text:style-name="P85"/>
      <text:p text:style-name="P85"/>
      <text:p text:style-name="P85">style the calculator exactly like an oldschool calculator, with some shine on the keys</text:p>
      <text:p text:style-name="P85">and a slight curve on the sides</text:p>
      <text:p text:style-name="P85"/>
      <text:p text:style-name="P85"><text:soft-page-break/>-------</text:p>
      <text:p text:style-name="P85"/>
      <text:p text:style-name="P64">add the option for different ways to write variables (* and x)</text:p>
      <text:p text:style-name="P85"/>
      <text:p text:style-name="P65">make negative numbers possible</text:p>
      <text:p text:style-name="P85"/>
      <text:p text:style-name="P85">bonus:</text:p>
      <text:p text:style-name="P85">take away as many global variables as possible</text:p>
      <text:p text:style-name="P85">make everything const of possible</text:p>
      <text:p text:style-name="P85"/>
      <text:p text:style-name="P85">error fixing:</text:p>
      <text:p text:style-name="P85">make C not delete ANS entries again and again, on the currently displayed result.</text:p>
      <text:p text:style-name="P85">maybe if ANS[0] == displayBottom.textContent <text:s/>remove first element?</text:p>
      <text:p text:style-name="P85">make sure the that ANS only displays the current calculated value</text:p>
      <text:p text:style-name="P85"/>
      <text:p text:style-name="P59">to add an operator:</text:p>
      <text:p text:style-name="P77">add the operator to the operatorObject + different ways that it can be written</text:p>
      <text:p text:style-name="P78">write a way to check for this operator in the check<text:span text:style-name="T40">Symbol</text:span>()</text:p>
      <text:p text:style-name="P80">make a way to write this in makeSymbolString</text:p>
      <text:p text:style-name="P88">add the calculation in the doCalculation function</text:p>
      <text:p text:style-name="P88"/>
      <text:p text:style-name="P88"/>
      <text:p text:style-name="P89">if you press a key, why does the textinput change</text:p>
      <text:p text:style-name="P89"/>
      <text:p text:style-name="P89"/>
      <text:p text:style-name="P91">before:</text:p>
      <text:p text:style-name="P91"/>
      <text:p text:style-name="P91">javascript.js:277 evaluateStringSymbols</text:p>
      <text:p text:style-name="P91">javascript.js:330 makeInputArray</text:p>
      <text:p text:style-name="P91">javascript.js:304 numberOrSymbol</text:p>
      <text:p text:style-name="P91">javascript.js:330 makeInputArray</text:p>
      <text:p text:style-name="P91">javascript.js:304 numberOrSymbol</text:p>
      <text:p text:style-name="P91">javascript.js:330 makeInputArray</text:p>
      <text:p text:style-name="P91">javascript.js:304 numberOrSymbol</text:p>
      <text:p text:style-name="P91">javascript.js:330 makeInputArray</text:p>
      <text:p text:style-name="P91">javascript.js:304 numberOrSymbol</text:p>
      <text:p text:style-name="P91">javascript.js:330 makeInputArray</text:p>
      <text:p text:style-name="P91">javascript.js:304 numberOrSymbol</text:p>
      <text:p text:style-name="P91">javascript.js:304 numberOrSymbol</text:p>
      <text:p text:style-name="P91">javascript.js:304 numberOrSymbol</text:p>
      <text:p text:style-name="P91">javascript.js:210 runEquals1</text:p>
      <text:p text:style-name="P91">javascript.js:581 calculate</text:p>
      <text:p text:style-name="P91">javascript.js:589 checkForErrors</text:p>
      <text:p text:style-name="P91">javascript.js:515 doubleOperators</text:p>
      <text:p text:style-name="P91"/>
      <text:p text:style-name="P91"/>
      <text:p text:style-name="P91">javascript.js:451 doCalculation</text:p>
      <text:p text:style-name="P91">javascript.js:491 {id: 'bracketOpen', sign: '(', precedence: 2, category: 'bracket'}</text:p>
      <text:p text:style-name="P91">javascript.js:420 calculateInOrder</text:p>
      <text:p text:style-name="P91">javascript.js:451 doCalculation</text:p>
      <text:p text:style-name="P91">javascript.js:491 {id: 'bracketOpen', sign: '(', precedence: 2, category: 'bracket'}</text:p>
      <text:p text:style-name="P91">javascript.js:420 calculateInOrder</text:p>
      <text:p text:style-name="P91">javascript.js:451 doCalculation</text:p>
      <text:p text:style-name="P91">javascript.js:491 {id: 'bracketOpen', sign: '(', precedence: 2, category: 'bracket'}</text:p>
      <text:p text:style-name="P91">javascript.js:420 calculateInOrder</text:p>
      <text:p text:style-name="P91">javascript.js:451 doCalculation</text:p>
      <text:p text:style-name="P91">javascript.js:491 {id: 'bracketOpen', sign: '(', precedence: 2, category: 'bracket'}</text:p>
      <text:p text:style-name="P91">javascript.js:420 calculateInOrder</text:p>
      <text:p text:style-name="P91">javascript.js:451 doCalculation</text:p>
      <text:p text:style-name="P91"><text:soft-page-break/>javascript.js:491 {id: 'bracketOpen', sign: '(', precedence: 2, category: 'bracket'}</text:p>
      <text:p text:style-name="P91">javascript.js:420 calculateInOrder</text:p>
      <text:p text:style-name="P91">javascript.js:451 doCalculation</text:p>
      <text:p text:style-name="P91">javascript.js:491 {id: 'bracketOpen', sign: '(', precedence: 2, category: 'bracket'}</text:p>
      <text:p text:style-name="P91">javascript.js:420 calculateInOrder</text:p>
      <text:p text:style-name="P91">javascript.js:451 doCalculation</text:p>
      <text:p text:style-name="P91">javascript.js:491 {id: 'bracketOpen', sign: '(', precedence: 2, category: 'bracket'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10T14:17:38.145095204</dc:date>
    <meta:editing-duration>P1DT15H14M19S</meta:editing-duration>
    <meta:editing-cycles>113</meta:editing-cycles>
    <meta:generator>LibreOffice/7.3.7.2$Linux_X86_64 LibreOffice_project/30$Build-2</meta:generator>
    <meta:document-statistic meta:table-count="0" meta:image-count="0" meta:object-count="0" meta:page-count="9" meta:paragraph-count="261" meta:word-count="2044" meta:character-count="12548" meta:non-whitespace-character-count="10668"/>
  </office:meta>
</office:document-meta>
</file>